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6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7" style:family="paragraph" style:parent-style-name="Text_20_body">
      <style:paragraph-properties fo:margin-left="0cm" fo:margin-right="0cm" fo:margin-top="0.035cm" fo:margin-bottom="0.035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8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9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4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6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font-name="Times New Roman1" fo:language="en" fo:country="US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scription des navigations entre écrans de l'ihm</text:h>
      <text:p text:style-name="P1">&lt;config&gt; </text:p>
      <text:p text:style-name="P5">&lt;param key=’workspace’ <text:s text:c="4"/>value=’c:\tp\tp-uml\my-topcased-uml-wksp’ /&gt;</text:p>
      <text:p text:style-name="P5">&lt;param key=’project’ value=’${workspace}\uml2_papyrus_topcased’ /&gt;</text:p>
      <text:p text:style-name="P5">&lt;param key='appName' value='commande' /&gt;</text:p>
      <text:p text:style-name="P5">&lt;param key='model' value='${project}\Models\applications\${appName}\${appName}.uml' /&gt; </text:p>
      <text:p text:style-name="P8"><text:span text:style-name="T1">&lt;output path='</text:span><text:span text:style-name="T2">${project}/Documentation</text:span><text:span text:style-name="T1">/</text:span><text:span text:style-name="T7">${appName}/Generated/exprNavigations</text:span><text:span text:style-name="T1">.odt' /&gt;</text:span></text:p>
      <text:p text:style-name="P4">&lt;/config&gt;</text:p>
      <text:p text:style-name="P6">Diagrammes de classes (dans LogicalView)</text:p>
      <text:p text:style-name="P2">&lt;context model=’${model}’ importedBundles=’gmf;papyrus’ searchMetamodels=’true’/&gt;</text:p>
      <text:p text:style-name="P2"><text:span text:style-name="T3">&lt;context </text:span><text:span text:style-name="T5">element='Model</text:span><text:span text:style-name="T6">/GuiView</text:span><text:span text:style-name="T5">'</text:span><text:span text:style-name="T3">/&gt;</text:span></text:p>
      <text:p text:style-name="P3">&lt;gendoc&gt;</text:p>
      <text:p text:style-name="P12">[for(diag : Diagram | self.getPapyrusDiagrams())]</text:p>
      <text:p text:style-name="P13"><text:span text:style-name="T4">&lt;image object=’[diag.getDiagram() /]’ keepW='true'&gt;</text:span><text:span text:style-name="T4"><draw:frame draw:style-name="fr1" draw:name="Cadre2" text:anchor-type="as-char" svg:width="16.595cm" draw:z-index="0"><draw:text-box fo:min-height="1.457cm"><text:p text:style-name="Frame_20_contents"/></draw:text-box></draw:frame></text:span><text:span text:style-name="T4">&lt;/image&gt;</text:span></text:p>
      <text:p text:style-name="P10">[/for]</text:p>
      <text:p text:style-name="P9">[for (c:Class|self.ownedElement-&gt;filter(Class))]</text:p>
      <text:p text:style-name="P7">[for (sm:StateMachine|c.ownedElement-&gt;filter(StateMachine) )]</text:p>
      <text:p text:style-name="P12">[for(subSmDiag : Diagram | sm.getPapyrusDiagrams())]</text:p>
      <text:p text:style-name="P11">&lt;image object=’[subSmDiag.getDiagram() /]’ keepW='true'&gt;<draw:frame draw:style-name="fr1" draw:name="Cadre4" text:anchor-type="as-char" svg:width="16.595cm" draw:z-index="1"><draw:text-box fo:min-height="1.457cm"><text:p text:style-name="Frame_20_contents"/></draw:text-box></draw:frame>&lt;/image&gt;[/for]</text:p>
      <text:p text:style-name="P9">[/for][/for]</text:p>
      <text:p text:style-name="P14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escription des navigations entre écrans de l'ihm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4-01-27T07:27:04.80</dc:date>
    <dc:language>fr-FR</dc:language>
    <meta:editing-cycles>127</meta:editing-cycles>
    <meta:editing-duration>PT6H10M58S</meta:editing-duration>
    <meta:document-statistic meta:table-count="0" meta:image-count="0" meta:object-count="0" meta:page-count="1" meta:paragraph-count="22" meta:word-count="77" meta:character-count="978" meta:non-whitespace-character-count="917"/>
    <meta:user-defined meta:name="Info 1"/>
    <meta:user-defined meta:name="Info 2"/>
    <meta:user-defined meta:name="Info 3"/>
    <meta:user-defined meta:name="Info 4"/>
  </office:meta>
</office:document-meta>
</file>